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2.725cm"/>
    </style:style>
    <style:style style:name="Tabla1.B" style:family="table-column">
      <style:table-column-properties style:column-width="4.584cm"/>
    </style:style>
    <style:style style:name="Tabla1.C" style:family="table-column">
      <style:table-column-properties style:column-width="3.233cm"/>
    </style:style>
    <style:style style:name="Tabla1.D" style:family="table-column">
      <style:table-column-properties style:column-width="3.235cm"/>
    </style:style>
    <style:style style:name="Tabla1.E" style:family="table-column">
      <style:table-column-properties style:column-width="3.231cm"/>
    </style:style>
    <style:style style:name="Tabla1.1" style:family="table-row">
      <style:table-row-properties style:min-row-height="0.095cm"/>
    </style:style>
    <style:style style:name="Tabla1.A1" style:family="table-cell">
      <style:table-cell-properties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ffffd7" fo:padding="0.097cm" fo:border="0.5pt solid #000000">
        <style:background-image/>
      </style:table-cell-properties>
    </style:style>
    <style:style style:name="P1" style:family="paragraph" style:parent-style-name="Standard">
      <style:text-properties officeooo:paragraph-rsid="0018e4f6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8e4f6" officeooo:paragraph-rsid="0018e4f6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18e4f6" officeooo:paragraph-rsid="0018e4f6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Contents">
      <style:text-properties fo:color="#00a933" loext:opacity="100%" fo:font-weight="bold" style:font-weight-asian="bold" style:font-weight-complex="bold"/>
    </style:style>
    <style:style style:name="P8" style:family="paragraph" style:parent-style-name="Heading_20_2">
      <style:text-properties officeooo:paragraph-rsid="0018e4f6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officeooo:paragraph-rsid="0018e4f6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text-properties officeooo:paragraph-rsid="001b18c1"/>
    </style:style>
    <style:style style:name="P13" style:family="paragraph" style:parent-style-name="Table_20_Contents">
      <style:text-properties style:font-name="FreeMono"/>
    </style:style>
    <style:style style:name="P14" style:family="paragraph" style:parent-style-name="Text_20_body" style:list-style-name="L10">
      <style:text-properties officeooo:paragraph-rsid="001b18c1"/>
    </style:style>
    <style:style style:name="T1" style:family="text">
      <style:text-properties officeooo:rsid="0018e4f6"/>
    </style:style>
    <style:style style:name="T2" style:family="text">
      <style:text-properties fo:color="#00a933" loext:opacity="100%" fo:font-weight="bold" style:font-weight-asian="bold" style:font-weight-complex="bold"/>
    </style:style>
    <style:style style:name="T3" style:family="text">
      <style:text-properties fo:color="#00a933" loext:opacity="100%" fo:font-weight="bold" officeooo:rsid="0018e4f6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rea A: Identificación de Tecnologías Habilitadoras Digitales (THD)</text:h>
      <text:p text:style-name="Standard">El objetivo es que el alumnado identifique y comprenda las principales Tecnologías Habilitadoras Digitales (THD) y analice cómo pueden aplicarse en una empresa real o ficticia para mejorar su competitividad y sostenibilidad.</text:p>
      <text:h text:style-name="Heading_20_2" text:outline-level="2">🧭 Instrucciones</text:h>
      <text:list xml:id="list2516336165" text:style-name="L10">
        <text:list-item>
          <text:p text:style-name="P14"><text:span text:style-name="Strong_20_Emphasis">Selecciona una empresa ficticia o real.</text:span><text:line-break/>(Por ejemplo: una panadería local, una tienda online, una empresa logística o una startup digital).<text:line-break/>💡 <text:span text:style-name="Emphasis">Imagina que tu empresa desarrolla aplicaciones web para clientes locales. ¿Cómo podrían las Tecnologías Habilitadoras Digitales mejorar su servicio o seguridad?</text:span></text:p>
        </text:list-item>
        <text:list-item>
          <text:p text:style-name="P14"><text:span text:style-name="Strong_20_Emphasis">Define brevemente la actividad principal</text:span> de la empresa ficticia (sector, tamaño, público objetivo).</text:p>
        </text:list-item>
        <text:list-item>
          <text:p text:style-name="P14"><text:span text:style-name="Strong_20_Emphasis">Investiga las principales Tecnologías Habilitadoras Digitales (THD).</text:span></text:p>
        </text:list-item>
        <text:list-item>
          <text:p text:style-name="P14"><text:span text:style-name="Strong_20_Emphasis">Completa la tabla</text:span> desde la perspectiva de tu empresa, indicando: Una descripción técnica breve; Un ejemplo real conocido; Sus ventajas y desventajas.; Cómo podría aplicarse en tu empresa ficticia.; El impacto esperado (sostenibilidad, eficiencia o seguridad).</text:p>
        </text:list-item>
      </text:list>
      <text:list xml:id="list2866309584" text:style-name="L1">
        <text:list-header>
          <text:p text:style-name="P9"/>
        </text:list-header>
      </text:list>
      <text:h text:style-name="Heading_20_2" text:outline-level="2">📋 Tabla a completar 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3">Tecnología</text:p>
          </table:table-cell>
          <table:table-cell table:style-name="Tabla1.A1" office:value-type="string">
            <text:p text:style-name="P2">Descripción técnica breve (máx. 2 líneas)</text:p>
          </table:table-cell>
          <table:table-cell table:style-name="Tabla1.A1" office:value-type="string">
            <text:p text:style-name="P5">Aplicación real conocida</text:p>
          </table:table-cell>
          <table:table-cell table:style-name="Tabla1.A1" office:value-type="string">
            <text:p text:style-name="P4">Ventajas</text:p>
          </table:table-cell>
          <table:table-cell table:style-name="Tabla1.A1" office:value-type="string">
            <text:p text:style-name="P4">Desventajas</text:p>
          </table:table-cell>
        </table:table-row>
        <table:table-row>
          <table:table-cell table:style-name="Tabla1.A1" office:value-type="string">
            <text:p text:style-name="P6">Inteligencia Artificial (IA)</text:p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  <table:table-row>
          <table:table-cell table:style-name="Tabla1.A1" office:value-type="string">
            <text:p text:style-name="P6">Internet de las Cosas (IoT)</text:p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  <table:table-row>
          <table:table-cell table:style-name="Tabla1.A1" office:value-type="string">
            <text:p text:style-name="P6">Big Data / Analítica avanzada</text:p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  <table:table-row>
          <table:table-cell table:style-name="Tabla1.A1" office:value-type="string">
            <text:p text:style-name="P6">Cloud Computing</text:p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  <table:table-row>
          <table:table-cell table:style-name="Tabla1.A1" office:value-type="string">
            <text:p text:style-name="P6">Blockchain</text:p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  <table:table-row>
          <table:table-cell table:style-name="Tabla1.A1" office:value-type="string">
            <text:p text:style-name="P6">Ciberseguridad</text:p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  <table:table-row>
          <table:table-cell table:style-name="Tabla1.A1" office:value-type="string">
            <text:p text:style-name="P6">Realidad Aumentada / Virtual (RA/RV)</text:p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  <table:table-row>
          <table:table-cell table:style-name="Tabla1.A1" office:value-type="string">
            <text:p text:style-name="P6">5G / Comunicaciones avanzadas</text:p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  <table:table-row>
          <table:table-cell table:style-name="Tabla1.A1" office:value-type="string">
            <text:p text:style-name="P6">Robótica avanzada y automatización colaborativa</text:p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  <text:soft-page-break/>
        <table:table-row>
          <table:table-cell table:style-name="Tabla1.A1" office:value-type="string">
            <text:p text:style-name="P6">Fabricación aditiva (Impresión 3D)</text:p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  <table:table-row>
          <table:table-cell table:style-name="Tabla1.A1" office:value-type="string">
            <text:p text:style-name="P6">Gemelos digitales (Digital Twins)</text:p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  <table:table-row>
          <table:table-cell table:style-name="Tabla1.A1" office:value-type="string">
            <text:p text:style-name="P6">Interfaces de voz y asistentes inteligentes</text:p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  <table:table-cell table:style-name="Tabla1.A1" office:value-type="string">
            <text:p text:style-name="Standard"/>
          </table:table-cell>
        </table:table-row>
      </table:table>
      <text:h text:style-name="Heading_20_2" text:outline-level="2">🧠 Reflexión </text:h>
      <text:p text:style-name="P1">Describe brevemente cómo estas tecnologías podrían aplicarse en conjunto dentro de la empresa ficticia, indicando cuál tendría mayor impacto y por qué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2"><text:span text:style-name="T2">//</text:span><text:span text:style-name="T3">TODO<text:line-break/>/**<text:line-break/></text:span>¿Qué tecnología aporta más valor a tu empresa?</text:p>
            <text:p text:style-name="P12">¿Cuál sería la más costosa o difícil de implementar?</text:p>
            <text:p text:style-name="P12">¿Qué combinación de tecnologías potenciaría la digitalización?</text:p>
            <text:p text:style-name="P7">*/</text:p>
          </table:table-cell>
        </table:table-row>
      </table:table>
      <text:p text:style-name="P1"><text:line-break/><text:line-break/><text:line-break/><text:line-break/></text:p>
      <text:h text:style-name="P8" text:outline-level="2"/>
      <text:h text:style-name="Heading_20_2" text:outline-level="2">📤 Entrega</text:h>
      <text:p text:style-name="Standard">1. <text:span text:style-name="T1">Completa</text:span> este archivo como /docs/00_THD_Identificacion.odt</text:p>
      <text:p text:style-name="Standard">2. Súbelo a tu rama correspondiente en GitHub.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3">git <text:span text:style-name="T4">checkout</text:span> <text:span text:style-name="T4">-b</text:span><text:span text:style-name="T5"> </text:span><text:span text:style-name="T6">tarea/thd-identificacion</text:span></text:p>
            <text:p text:style-name="P13">git <text:span text:style-name="T4">add</text:span> docs/00_THD_Identificacion.odt</text:p>
            <text:p text:style-name="P13">git <text:span text:style-name="T4">commit -m</text:span> "Tarea A - Identificación de THD"</text:p>
            <text:p text:style-name="P13">git <text:span text:style-name="T4">push</text:span> <text:span text:style-name="T5">origin</text:span> <text:span text:style-name="T6">tarea/thd-identificacio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1-09T21:15:58.226712526</dc:date>
    <meta:editing-duration>PT12M5S</meta:editing-duration>
    <meta:editing-cycles>3</meta:editing-cycles>
    <meta:document-statistic meta:table-count="3" meta:image-count="0" meta:object-count="0" meta:page-count="2" meta:paragraph-count="40" meta:word-count="294" meta:character-count="2124" meta:non-whitespace-character-count="1867"/>
  </office:meta>
</office:document-meta>
</file>